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281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GX</text:p>
          </table:table-cell>
          <table:table-cell table:style-name="ce2" office:value-type="string" calcext:value-type="string">
            <text:p>BX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GBA</text:p>
          </table:table-cell>
          <table:table-cell table:style-name="ce2" table:number-columns-repeated="1013"/>
        </table:table-row>
        <table:table-row table:style-name="ro1">
          <table:table-cell/>
          <table:table-cell office:value-type="string" calcext:value-type="string">
            <text:p>Blufor</text:p>
          </table:table-cell>
          <table:table-cell office:value-type="string" calcext:value-type="string">
            <text:p>014D98</text:p>
          </table:table-cell>
          <table:table-cell table:formula="of:=MID([.$C3];1;2)" office:value-type="string" office:string-value="01" calcext:value-type="string">
            <text:p>01</text:p>
          </table:table-cell>
          <table:table-cell table:formula="of:=MID([.$C3];3;2)" office:value-type="string" office:string-value="4D" calcext:value-type="string">
            <text:p>4D</text:p>
          </table:table-cell>
          <table:table-cell table:formula="of:=MID([.$C3];5;2)" office:value-type="string" office:string-value="98" calcext:value-type="string">
            <text:p>98</text:p>
          </table:table-cell>
          <table:table-cell table:formula="of:=ROUND(HEX2DEC([.D3])/255;2)" office:value-type="float" office:value="0" calcext:value-type="float">
            <text:p>0</text:p>
          </table:table-cell>
          <table:table-cell table:formula="of:=ROUND(HEX2DEC([.E3])/255;2)" office:value-type="float" office:value="0.3" calcext:value-type="float">
            <text:p>0.3</text:p>
          </table:table-cell>
          <table:table-cell table:formula="of:=ROUND(HEX2DEC([.F3])/255;2)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&quot;{&quot;&amp;TEXT([.G3];&quot;0.##&quot;)&amp;&quot;, &quot;&amp;TEXT([.H3];&quot;0.##&quot;)&amp;&quot;, &quot;&amp;TEXT([.I3];&quot;0.##&quot;)&amp;&quot;, &quot;&amp;TEXT([.J3];&quot;0.##&quot;)&amp;&quot;}&quot;" office:value-type="string" office:string-value="{0, 0.3, 0.6, 1}" calcext:value-type="string">
            <text:p>{0, 0.3, 0.6, 1}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pfor</text:p>
          </table:table-cell>
          <table:table-cell office:value-type="string" calcext:value-type="string">
            <text:p>800100</text:p>
          </table:table-cell>
          <table:table-cell table:formula="of:=MID([.$C4];1;2)" office:value-type="string" office:string-value="80" calcext:value-type="string">
            <text:p>80</text:p>
          </table:table-cell>
          <table:table-cell table:formula="of:=MID([.$C4];3;2)" office:value-type="string" office:string-value="01" calcext:value-type="string">
            <text:p>01</text:p>
          </table:table-cell>
          <table:table-cell table:formula="of:=MID([.$C4];5;2)" office:value-type="string" office:string-value="00" calcext:value-type="string">
            <text:p>00</text:p>
          </table:table-cell>
          <table:table-cell table:formula="of:=ROUND(HEX2DEC([.D4])/255;2)" office:value-type="float" office:value="0.5" calcext:value-type="float">
            <text:p>0.5</text:p>
          </table:table-cell>
          <table:table-cell table:formula="of:=ROUND(HEX2DEC([.E4])/255;2)" office:value-type="float" office:value="0" calcext:value-type="float">
            <text:p>0</text:p>
          </table:table-cell>
          <table:table-cell table:formula="of:=ROUND(HEX2DEC([.F4])/255;2)" office:value-type="float" office:value="0" calcext:value-type="float">
            <text:p>0</text:p>
          </table:table-cell>
          <table:table-cell table:formula="of:=[.J$3]" office:value-type="float" office:value="1" calcext:value-type="float">
            <text:p>1</text:p>
          </table:table-cell>
          <table:table-cell table:formula="of:=&quot;{&quot;&amp;TEXT([.G4];&quot;0.##&quot;)&amp;&quot;, &quot;&amp;TEXT([.H4];&quot;0.##&quot;)&amp;&quot;, &quot;&amp;TEXT([.I4];&quot;0.##&quot;)&amp;&quot;, &quot;&amp;TEXT([.J4];&quot;0.##&quot;)&amp;&quot;}&quot;" office:value-type="string" office:string-value="{0.5, 0, 0, 1}" calcext:value-type="string">
            <text:p>{0.5, 0, 0, 1}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ivilian</text:p>
          </table:table-cell>
          <table:table-cell office:value-type="string" calcext:value-type="string">
            <text:p>67017F</text:p>
          </table:table-cell>
          <table:table-cell table:formula="of:=MID([.$C5];1;2)" office:value-type="string" office:string-value="67" calcext:value-type="string">
            <text:p>67</text:p>
          </table:table-cell>
          <table:table-cell table:formula="of:=MID([.$C5];3;2)" office:value-type="string" office:string-value="01" calcext:value-type="string">
            <text:p>01</text:p>
          </table:table-cell>
          <table:table-cell table:formula="of:=MID([.$C5];5;2)" office:value-type="string" office:string-value="7F" calcext:value-type="string">
            <text:p>7F</text:p>
          </table:table-cell>
          <table:table-cell table:formula="of:=ROUND(HEX2DEC([.D5])/255;2)" office:value-type="float" office:value="0.4" calcext:value-type="float">
            <text:p>0.4</text:p>
          </table:table-cell>
          <table:table-cell table:formula="of:=ROUND(HEX2DEC([.E5])/255;2)" office:value-type="float" office:value="0" calcext:value-type="float">
            <text:p>0</text:p>
          </table:table-cell>
          <table:table-cell table:formula="of:=ROUND(HEX2DEC([.F5])/255;2)" office:value-type="float" office:value="0.5" calcext:value-type="float">
            <text:p>0.5</text:p>
          </table:table-cell>
          <table:table-cell table:formula="of:=[.J$3]" office:value-type="float" office:value="1" calcext:value-type="float">
            <text:p>1</text:p>
          </table:table-cell>
          <table:table-cell table:formula="of:=&quot;{&quot;&amp;TEXT([.G5];&quot;0.##&quot;)&amp;&quot;, &quot;&amp;TEXT([.H5];&quot;0.##&quot;)&amp;&quot;, &quot;&amp;TEXT([.I5];&quot;0.##&quot;)&amp;&quot;, &quot;&amp;TEXT([.J5];&quot;0.##&quot;)&amp;&quot;}&quot;" office:value-type="string" office:string-value="{0.4, 0, 0.5, 1}" calcext:value-type="string">
            <text:p>{0.4, 0, 0.5, 1}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018000</text:p>
          </table:table-cell>
          <table:table-cell table:formula="of:=MID([.$C6];1;2)" office:value-type="string" office:string-value="01" calcext:value-type="string">
            <text:p>01</text:p>
          </table:table-cell>
          <table:table-cell table:formula="of:=MID([.$C6];3;2)" office:value-type="string" office:string-value="80" calcext:value-type="string">
            <text:p>80</text:p>
          </table:table-cell>
          <table:table-cell table:formula="of:=MID([.$C6];5;2)" office:value-type="string" office:string-value="00" calcext:value-type="string">
            <text:p>00</text:p>
          </table:table-cell>
          <table:table-cell table:formula="of:=ROUND(HEX2DEC([.D6])/255;2)" office:value-type="float" office:value="0" calcext:value-type="float">
            <text:p>0</text:p>
          </table:table-cell>
          <table:table-cell table:formula="of:=ROUND(HEX2DEC([.E6])/255;2)" office:value-type="float" office:value="0.5" calcext:value-type="float">
            <text:p>0.5</text:p>
          </table:table-cell>
          <table:table-cell table:formula="of:=ROUND(HEX2DEC([.F6])/255;2)" office:value-type="float" office:value="0" calcext:value-type="float">
            <text:p>0</text:p>
          </table:table-cell>
          <table:table-cell table:formula="of:=[.J$3]" office:value-type="float" office:value="1" calcext:value-type="float">
            <text:p>1</text:p>
          </table:table-cell>
          <table:table-cell table:formula="of:=&quot;{&quot;&amp;TEXT([.G6];&quot;0.##&quot;)&amp;&quot;, &quot;&amp;TEXT([.H6];&quot;0.##&quot;)&amp;&quot;, &quot;&amp;TEXT([.I6];&quot;0.##&quot;)&amp;&quot;, &quot;&amp;TEXT([.J6];&quot;0.##&quot;)&amp;&quot;}&quot;" office:value-type="string" office:string-value="{0, 0.5, 0, 1}" calcext:value-type="string">
            <text:p>{0, 0.5, 0, 1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file:///C:/Program%20Files/LibreOffice/help/en-US/text/shared/01/05020301.html%3F&amp;DbPAR=CALC&amp;System=WIN" xlink:type="simple">file:///C:/Program%20Files/LibreOffice/help/en-US/text/shared/01/05020301.html?&amp;DbPAR=CALC&amp;System=WIN</text:a> 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20:12:12.519000000</meta:creation-date>
    <dc:date>2021-04-06T20:36:44.626000000</dc:date>
    <meta:editing-duration>PT12M20S</meta:editing-duration>
    <meta:editing-cycles>4</meta:editing-cycles>
    <meta:generator>LibreOffice/7.0.1.2$Windows_X86_64 LibreOffice_project/7cbcfc562f6eb6708b5ff7d7397325de9e764452</meta:generator>
    <meta:document-statistic meta:table-count="1" meta:cell-count="51" meta:object-count="0"/>
  </office:meta>
</office:document-meta>
</file>